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ASER PROJECTOR</text:span></text:p>
      <text:p text:style-name="Text_20_body">The Galaxian Royal Laser from American DJ offers over 500 laser beams in green &amp; purple. Great with or without fog, this effect displays various laser patterns over a large area but uses only 17W of power. FDA approved and linkable via 3-pin XLR.</text:p>
      <text:p text:style-name="Standard"/>
      <text:p text:style-name="Standard"/>
      <text:p text:style-name="Standard"/>
      <text:p text:style-name="Text_20_body">Take your club lighting to the next level with the Galaxian Royale laser projector from American DJ! This unit uses over 500 individual green or purple laser beams to create dazzling patterns that will impress any crowd. The massive beam from this unit covers an enormous area and is amazing with or without fog. No matter how big or small the crowd, no matter what type of music, this laser effect will add depth and character to your lighting gear.</text:p>
      <text:p text:style-name="Text_20_body">With multiple different programs built in and random strobe from slow to fast, the combinations are endless with ADJ's Galaxian Royale laser. This incredible effect also offers a digital display for easy navigation through its menus and is linkable to other units via 3-pin XLR connectors. This also a lightweight unit weighing only 6 pounds, so it's easy to take on the road or move to a different spot in your club to keep your lighting effects fresh night after night.</text:p>
      <text:p text:style-name="Text_20_body"><text:span text:style-name="Strong_20_Emphasis">Specification</text:span></text:p>
      <text:list xml:id="list782146724337231661" text:style-name="L1">
        <text:list-item>
          <text:p text:style-name="P2">Produces Laser patterns that can be projected on a ceiling or wall </text:p>
        </text:list-item>
        <text:list-item>
          <text:p text:style-name="P2">Massive beam spread covers a large area - great with or without fog </text:p>
        </text:list-item>
        <text:list-item>
          <text:p text:style-name="P2">Over 500 purple and green laser beams </text:p>
        </text:list-item>
        <text:list-item>
          <text:p text:style-name="P2">Beam Angle: 90 degrees </text:p>
        </text:list-item>
        <text:list-item>
          <text:p text:style-name="P2">Uses 1.8 degree stepper motor </text:p>
        </text:list-item>
        <text:list-item>
          <text:p text:style-name="P2">Very low power consumption (17W Max) </text:p>
        </text:list-item>
        <text:list-item>
          <text:p text:style-name="P2">Includes hanging bracket </text:p>
        </text:list-item>
        <text:list-item>
          <text:p text:style-name="P2">4 DMX Channels = Purple Laser, Green Laser, Rotation, Macro </text:p>
        </text:list-item>
        <text:list-item>
          <text:p text:style-name="P2">3 operation modes: DMX, Sound Active &amp; Master/Slave </text:p>
        </text:list-item>
        <text:list-item>
          <text:p text:style-name="P2">Runs from built-in programs (Sound Active &amp; Master/Slave modes) </text:p>
        </text:list-item>
        <text:list-item>
          <text:p text:style-name="P2">Random strobe slow to fast </text:p>
        </text:list-item>
        <text:list-item>
          <text:p text:style-name="P2">Digital Display for easy navigation through Menu </text:p>
        </text:list-item>
        <text:list-item>
          <text:p text:style-name="P2">Linkable via 3-pin XLR connectors </text:p>
        </text:list-item>
        <text:list-item>
          <text:p text:style-name="P2">Stepper motors with micro stepping </text:p>
        </text:list-item>
        <text:list-item>
          <text:p text:style-name="P2">1/4” input for optional UC3 remote control (sold separately) </text:p>
        </text:list-item>
        <text:list-item>
          <text:p text:style-name="P2">Switchable voltage on rear panel: 115V or 230V </text:p>
        </text:list-item>
        <text:list-item>
          <text:p text:style-name="P2">Laser Diodes: 200mW purple &amp; 30mW green laser </text:p>
        </text:list-item>
        <text:list-item>
          <text:p text:style-name="P2">Complies with FDA Standards </text:p>
        </text:list-item>
        <text:list-item>
          <text:p text:style-name="P2">Unit Dimensions (LxWxH): 10”x9.75”x3” / 249x248x71mm </text:p>
        </text:list-item>
        <text:list-item>
          <text:p text:style-name="P1">Weight: 6 lbs. / 2.8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2-17T12:43:46.71</dc:date>
    <meta:document-statistic meta:table-count="0" meta:image-count="0" meta:object-count="0" meta:page-count="1" meta:paragraph-count="25" meta:word-count="368" meta:character-count="2083"/>
    <dc:creator>Marti </dc:creator>
    <meta:user-defined meta:name="Info 1"/>
    <meta:user-defined meta:name="Info 2"/>
    <meta:user-defined meta:name="Info 3"/>
    <meta:user-defined meta:name="Info 4"/>
  </office:meta>
</office:document-meta>
</file>